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8.3008in"/>
    </style:style>
    <style:style style:name="co4" style:family="table-column">
      <style:table-column-properties fo:break-before="auto" style:column-width="4.2272in"/>
    </style:style>
    <style:style style:name="co5" style:family="table-column">
      <style:table-column-properties fo:break-before="auto" style:column-width="1.9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9957in" svg:y="1.4276in">
            <draw:object draw:notify-on-update-of-ranges="Sheet1.A16:Sheet1.A26 Sheet1.B15:Sheet1.B15 Sheet1.B16:Sheet1.B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522in" svg:height="2.2555in" svg:x="3.5654in" svg:y="5.5886in">
            <draw:object draw:notify-on-update-of-ranges="Sheet1.A31:Sheet1.A39 Sheet1.B30:Sheet1.B30 Sheet1.B31:Sheet1.B3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petidos</text:p>
          </table:table-cell>
          <table:table-cell office:value-type="string" calcext:value-type="string">
            <text:p>Aceitos</text:p>
          </table:table-cell>
          <table:table-cell office:value-type="string" calcext:value-type="string">
            <text:p>Excluído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MDL</text:p>
          </table:table-cell>
          <table:table-cell office:value-type="float" office:value="171" calcext:value-type="float">
            <text:p>17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IEEE</text:p>
          </table:table-cell>
          <table:table-cell office:value-type="float" office:value="448" calcext:value-type="float">
            <text:p>448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table:formula="of:=SUM([.B4:.B6])" office:value-type="float" office:value="838" calcext:value-type="float">
            <text:p>838</text:p>
          </table:table-cell>
          <table:table-cell/>
          <table:table-cell table:formula="of:=SUM([.D4:.D6])" office:value-type="float" office:value="24" calcext:value-type="float">
            <text:p>24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QTD</text:p>
          </table:table-cell>
          <table:table-cell table:number-columns-repeated="3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Tecnica</text:p>
          </table:table-cell>
          <table:table-cell office:value-type="string" calcext:value-type="string">
            <text:p>QT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quenci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veniência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ada e Saíd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set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ianç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quencia e Ontologi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ada e Saída e Anotação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ejado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1">
          <table:table-cell/>
          <table:table-cell table:formula="of:=SUM([.B31:.B42])" office:value-type="float" office:value="24" calcext:value-type="float">
            <text:p>24</text:p>
          </table:table-cell>
          <table:table-cell table:number-columns-repeated="3"/>
        </table:table-row>
      </table:table>
      <table:table table:name="SPRINGER" table:style-name="ta1">
        <table:table-column table:style-name="co2" table:default-cell-style-name="ce2"/>
        <table:table-column table:style-name="co3" table:default-cell-style-name="ce4"/>
        <table:table-row table:style-name="ro1"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SPRINGER</text:p>
          </table:table-cell>
          <table:covered-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 Survey of Data-Intensive Scientific Workflow Managem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uter-Assisted Scientific Workflow Desig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proving workflow design by mining reusable task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llaborative recommendations with content-based filters for cultural activities via a scalable event distribution platfor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io-jETI: a framework for semantics-based service composi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tomatic news recommendations via aggregated profilin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 Semantic Web for bioinformatics: goals, tools, systems, application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isual requirements analytics: a framework and case stud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tomating the reuse of domain knowledge to improve the modelling outcome from interactions between developers and client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valuation and analysis of similarity measures for content-based visual information retrieva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cent Research Advances in e-Science</text:p>
          </table:table-cell>
        </table:table-row>
      </table:table>
      <table:table table:name="ACMDL" table:style-name="ta1">
        <table:table-column table:style-name="co2" table:default-cell-style-name="ce2"/>
        <table:table-column table:style-name="co4" table:default-cell-style-name="ce5"/>
        <table:table-row table:style-name="ro1"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ACMDL</text:p>
          </table:table-cell>
          <table:covered-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wards Scientific Workflow Pattern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yExperiment: Social Networking for Workflow-using e-Scientist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ientific Workflow Design with Data Assembly Lin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stillFlow: Removing Redundancy in Scientific Workflow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 Approach for Pipelining Nested Collections in Scientific Workflow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ientific Workflow Reuse Through Conceptual Workflows on the Virtual Imaging Platfor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 First Study on Strategies for Generating Workflow Snippet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OODSS and the Web: Annotating and Reusing Scientific Workflow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 Approach Towards Automatic Workflow Composition Through Information Retrieva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arch, Adapt, and Reuse: The Future of Scientific Workflow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bject Reuse and Exchange for Publishing and Sharing Workflows</text:p>
          </table:table-cell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Sharing, Re-use and Circulation of Resources in Cooperative Scientific Work</text:p>
          </table:table-cell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Build Less Code Deliver More Science: An Experience Report on Composing Scientific Environments Using Component-based and Commodity Software Platforms</text:p>
          </table:table-cell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Supporting the Design and Fabrication of Physical Visualizations</text:p>
          </table:table-cell>
        </table:table-row>
      </table:table>
      <table:table table:name="IEEE" table:style-name="ta1">
        <table:table-column table:style-name="co2" table:default-cell-style-name="Default"/>
        <table:table-column table:style-name="co5" table:default-cell-style-name="ce5"/>
        <table:table-row table:style-name="ro1">
          <table:table-cell/>
          <table:table-cell table:style-name="Default"/>
        </table:table-row>
        <table:table-row table:style-name="ro1">
          <table:table-cell table:style-name="ce1" office:value-type="string" calcext:value-type="string" table:number-columns-spanned="2" table:number-rows-spanned="1">
            <text:p>IEEE</text:p>
          </table:table-cell>
          <table:covered-table-cell table:style-name="ce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Workflow Skeletons: A Non-intrusive Approach for Facilitating Scientific Workflow Modeling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A Folksonomy-Based Social Recommendation System for Scientific Workflow Reuse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Dataflow Oriented Similarity Matching for Scientific Workflow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A Collectional Data Model for Scientific Workflow Composition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A Method to Mine Workflows from Provenance for Assisting Scientific Workflow Composition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Scientific workflow design 2.0: Demonstrating streaming data collections in Kepler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Incorporating semantics in pattern-based scientific workflow recommender systems: Improving the accuracy of recommendations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Scientific Workflow Composition in E-Science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Network Analysis of Scientific Workflows: A Gateway to Reuse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cientific workflow systems - can one size fit all?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Dealing with reusability and reproducibility for scientific workflow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creasing Scientific Workflow Programming Productivity with HyperFlow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etwork Analysis and Reuse of Scientific Workflow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ypermedia Workflow: A New Approach to Data-Driven Scientific Workflows</text:p>
          </table:table-cell>
        </table:table-row>
        <table:table-row table:style-name="ro1">
          <table:table-cell/>
          <table:table-cell office:value-type="string" calcext:value-type="string">
            <text:p>The Bounded Data Reuse Problem in Scientific Workflows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Thoth: improving experiences reuses in the scientific environment through workflow management system</text:p>
          </table:table-cell>
        </table:table-row>
        <table:table-row table:style-name="ro1">
          <table:table-cell/>
          <table:table-cell office:value-type="string" calcext:value-type="string">
            <text:p>Semantic Composition of Scientific Workflows Based on the Petri Nets Formalism</text:p>
          </table:table-cell>
        </table:table-row>
        <table:table-row table:style-name="ro1">
          <table:table-cell/>
          <table:table-cell office:value-type="string" calcext:value-type="string">
            <text:p>ReputationNet: Reputation-Based Service Recommendation for e-Science</text:p>
          </table:table-cell>
        </table:table-row>
        <table:table-row table:style-name="ro1">
          <table:table-cell/>
          <table:table-cell office:value-type="string" calcext:value-type="string">
            <text:p>ReputationNet: A Reputation Engine to Enhance ServiceMap by Recommending Trusted Services</text:p>
          </table:table-cell>
        </table:table-row>
        <table:table-row table:style-name="ro1">
          <table:table-cell/>
          <table:table-cell office:value-type="string" calcext:value-type="string">
            <text:p>VisComplete: Automating Suggestions for Visualization Pipelines</text:p>
          </table:table-cell>
        </table:table-row>
        <table:table-row table:style-name="ro1">
          <table:table-cell/>
          <table:table-cell office:value-type="string" calcext:value-type="string">
            <text:p>Workflow Reuse in Practice: A Study of Neuroimaging Pipeline Users</text:p>
          </table:table-cell>
        </table:table-row>
        <table:table-row table:style-name="ro1">
          <table:table-cell/>
          <table:table-cell office:value-type="string" calcext:value-type="string">
            <text:p>Improving the Reuse of ScientificWorkflows and Their By-products</text:p>
          </table:table-cell>
        </table:table-row>
        <table:table-row table:style-name="ro1">
          <table:table-cell/>
          <table:table-cell office:value-type="string" calcext:value-type="string">
            <text:p>Visualization Method Effectiveness in Ontology-Based Information Retrieval Tasks Involving Entity Evolution</text:p>
          </table:table-cell>
        </table:table-row>
        <table:table-row table:style-name="ro1">
          <table:table-cell/>
          <table:table-cell office:value-type="string" calcext:value-type="string">
            <text:p>Enabling ScientificWorkflow Reuse through Structured Composition of Dataflow and Control-Flow</text:p>
          </table:table-cell>
        </table:table-row>
        <table:table-row table:style-name="ro1">
          <table:table-cell/>
          <table:table-cell office:value-type="string" calcext:value-type="string">
            <text:p>Expressive Reusable Workflow Templates</text:p>
          </table:table-cell>
        </table:table-row>
        <table:table-row table:style-name="ro1">
          <table:table-cell/>
          <table:table-cell office:value-type="string" calcext:value-type="string">
            <text:p>A collaborative approach to the reuse of scientific experiments in the Bill of Experiments tool</text:p>
          </table:table-cell>
        </table:table-row>
        <table:table-row table:style-name="ro1">
          <table:table-cell/>
          <table:table-cell office:value-type="string" calcext:value-type="string">
            <text:p>A Community-Driven Workflow Recommendations and Reuse Infrastructure</text:p>
          </table:table-cell>
        </table:table-row>
        <table:table-row table:style-name="ro1">
          <table:table-cell/>
          <table:table-cell office:value-type="string" calcext:value-type="string">
            <text:p>KON^3: A Clinical Decision Support System, in Oncology Environment, Based on Knowledge Management</text:p>
          </table:table-cell>
        </table:table-row>
      </table:table>
      <table:table table:name="Science Direct" table:style-name="ta1">
        <table:table-column table:style-name="co2" table:default-cell-style-name="ce2"/>
        <table:table-column table:style-name="co2" table:default-cell-style-name="ce5"/>
        <table:table-row table:style-name="ro1"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Science Direct</text:p>
          </table:table-cell>
          <table:covered-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 style:data-style-name="N2" text:time-value="17:40:52.5861367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0:17:47.644665098</meta:creation-date>
    <dc:date>2015-12-10T17:56:22.354861144</dc:date>
    <meta:editing-duration>PT2H56M31S</meta:editing-duration>
    <meta:editing-cycles>17</meta:editing-cycles>
    <meta:generator>LibreOffice/4.2.8.2$Linux_X86_64 LibreOffice_project/420m0$Build-2</meta:generator>
    <meta:document-statistic meta:table-count="5" meta:cell-count="17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31cm" svg:y="4.201cm" style:legend-expansion="high" chart:style-name="ch2"/>
        <chart:plot-area chart:style-name="ch3" table:cell-range-address="Sheet1.A15:Sheet1.B26" chart:data-source-has-labels="both" svg:x="0.32cm" svg:y="0.18cm" svg:width="13.891cm" svg:height="8.64cm">
          <chartooo:coordinate-region svg:x="1.047cm" svg:y="0.38cm" svg:width="13.164cm" svg:height="7.793cm"/>
          <chart:axis chart:dimension="x" chart:name="primary-x" chart:style-name="ch4" chartooo:axis-type="auto">
            <chartooo:date-scale/>
            <chart:categories table:cell-range-address="Sheet1.A16:Sheet1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6:Sheet1.B26" chart:label-cell-address="Sheet1.B15:Sheet1.B15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TD</text:p>
                <draw:g>
                  <svg:desc>Sheet1.B15:Sheet1.B15</svg:desc>
                </draw:g>
              </table:table-cell>
            </table:table-row>
          </table:table-header-rows>
          <table:table-rows>
            <table:table-row>
              <table:table-cell office:value-type="float" office:value="1999">
                <text:p>2000</text:p>
                <draw:g>
                  <svg:desc>Sheet1.A16:Sheet1.A26</svg:desc>
                </draw:g>
              </table:table-cell>
              <table:table-cell office:value-type="float" office:value="1">
                <text:p>1</text:p>
                <draw:g>
                  <svg:desc>Sheet1.B16:Sheet1.B26</svg:desc>
                </draw:g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67cm" svg:height="5.73cm" xlink:href=".." xlink:type="simple" chart:class="chart:bar" chart:style-name="ch1">
        <chart:legend chart:legend-position="end" svg:x="15.098cm" svg:y="2.566cm" style:legend-expansion="high" chart:style-name="ch2"/>
        <chart:plot-area chart:style-name="ch3" table:cell-range-address="Sheet1.A30:Sheet1.B39" chart:data-source-has-labels="both" svg:x="0.331cm" svg:y="0.114cm" svg:width="14.436cm" svg:height="5.502cm">
          <chartooo:coordinate-region svg:x="0.978cm" svg:y="0.313cm" svg:width="13.789cm" svg:height="2.265cm"/>
          <chart:axis chart:dimension="x" chart:name="primary-x" chart:style-name="ch4" chartooo:axis-type="auto">
            <chartooo:date-scale/>
            <chart:categories table:cell-range-address="Sheet1.A31:Sheet1.A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1:Sheet1.B39" chart:label-cell-address="Sheet1.B30:Sheet1.B30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TD</text:p>
                <draw:g>
                  <svg:desc>Sheet1.B30:Sheet1.B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requencia</text:p>
                <draw:g>
                  <svg:desc>Sheet1.A31:Sheet1.A39</svg:desc>
                </draw:g>
              </table:table-cell>
              <table:table-cell office:value-type="float" office:value="3">
                <text:p>3</text:p>
                <draw:g>
                  <svg:desc>Sheet1.B31:Sheet1.B39</svg:desc>
                </draw:g>
              </table:table-cell>
            </table:table-row>
            <table:table-row>
              <table:table-cell office:value-type="string">
                <text:p>Ontolog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oveniência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ntrada e Saíd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temset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nfianç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requencia e Ontologi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ntrada e Saída e Anotação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anejador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